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41cm" fo:min-width="1.352cm"/>
    </style:style>
    <style:style style:name="gr2" style:family="graphic" style:parent-style-name="standard">
      <style:graphic-properties draw:textarea-horizontal-align="justify" draw:textarea-vertical-align="middle" draw:auto-grow-height="false" fo:min-height="0.359cm" fo:min-width="1.296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48cm" fo:min-width="0.9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48cm" fo:min-width="0.94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4cm" fo:min-width="0.74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4cm" fo:min-width="2.86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3cm" fo:min-width="0.69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13cm" fo:min-width="0.6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4cm" fo:min-width="3.00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4cm" fo:min-width="1.88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4cm" fo:min-width="0.78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4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9cm" fo:min-width="0.747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0.946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/>
      <style:text-properties fo:font-size="19.2999992370605pt"/>
    </style:style>
    <style:style style:name="P3" style:family="paragraph">
      <style:paragraph-properties fo:text-align="center"/>
      <style:text-properties fo:font-size="19.2999992370605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text-properties fo:font-size="19.2999992370605pt"/>
    </style:style>
    <style:style style:name="P6" style:family="paragraph">
      <loext:graphic-properties draw:fill="none" draw:fill-color="#ffffff"/>
      <style:text-properties fo:font-size="19.2999992370605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19.299999237060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9.2999992370605pt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852cm" svg:height="0.591cm" svg:x="11.432cm" svg:y="5.1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852cm" svg:height="0.591cm" svg:x="16.738cm" svg:y="5.1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852cm" svg:height="0.591cm" svg:x="11.432cm" svg:y="9.3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852cm" svg:height="0.591cm" svg:x="16.848cm" svg:y="9.3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796cm" svg:height="0.609cm" draw:transform="rotate (1.5707963267949) translate (14.787cm 8.254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432cm" svg:y1="5.432cm" svg:x2="9.604cm" svg:y2="6.576cm" draw:start-shape="id1" draw:start-glue-point="3" draw:end-shape="id2" draw:end-glue-point="4" svg:d="M11432 5432h-1828v1144" svg:viewBox="0 0 1829 1145">
          <text:p/>
        </draw:connector>
        <draw:connector draw:style-name="gr3" draw:text-style-name="P1" draw:layer="layout" svg:x1="9.604cm" svg:y1="8.552cm" svg:x2="11.432cm" svg:y2="9.614cm" draw:start-shape="id2" draw:start-glue-point="8" draw:end-shape="id3" draw:end-glue-point="3" svg:d="M9604 8552v1062h1828" svg:viewBox="0 0 1829 1063">
          <text:p/>
        </draw:connector>
        <draw:connector draw:style-name="gr3" draw:text-style-name="P1" draw:layer="layout" draw:line-skew="0.2cm" svg:x1="20.154cm" svg:y1="12.768cm" svg:x2="15.117cm" svg:y2="13.224cm" draw:start-shape="id4" draw:start-glue-point="2" draw:end-shape="id5" draw:end-glue-point="6" svg:d="M20154 12768v1157h-5037v-701" svg:viewBox="0 0 5038 1158">
          <text:p/>
        </draw:connector>
        <draw:connector draw:style-name="gr3" draw:text-style-name="P1" draw:layer="layout" svg:x1="13.284cm" svg:y1="9.614cm" svg:x2="16.848cm" svg:y2="9.614cm" draw:start-shape="id3" draw:start-glue-point="1" draw:end-shape="id6" draw:end-glue-point="3" svg:d="M13284 9614h3564" svg:viewBox="0 0 3565 1">
          <text:p/>
        </draw:connector>
        <draw:connector draw:style-name="gr3" draw:text-style-name="P1" draw:layer="layout" svg:x1="15.091cm" svg:y1="8.254cm" svg:x2="16.848cm" svg:y2="9.614cm" draw:start-shape="id7" draw:start-glue-point="3" draw:end-shape="id6" draw:end-glue-point="3" svg:d="M15091 8254v1360h1757" svg:viewBox="0 0 1758 1361">
          <text:p/>
        </draw:connector>
        <draw:connector draw:style-name="gr3" draw:text-style-name="P1" draw:layer="layout" svg:x1="16.738cm" svg:y1="5.432cm" svg:x2="15.091cm" svg:y2="6.458cm" draw:start-shape="id8" draw:start-glue-point="3" draw:end-shape="id7" draw:end-glue-point="1" svg:d="M16738 5432h-1647v1026" svg:viewBox="0 0 1648 1027">
          <text:p/>
        </draw:connector>
        <draw:custom-shape draw:style-name="gr4" draw:text-style-name="P3" xml:id="id2" draw:id="id2" draw:layer="layout" svg:width="2.036cm" svg:height="1.976cm" svg:x="8.586cm" svg:y="6.57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1" draw:layer="layout" svg:width="2.036cm" svg:height="1.976cm" svg:x="19.136cm" svg:y="10.79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0.154cm" svg:y1="12.435cm" svg:x2="20.154cm" svg:y2="11.079cm">
            <text:p/>
          </draw:line>
        </draw:g>
        <draw:frame draw:style-name="gr7" draw:text-style-name="P6" draw:layer="layout" svg:width="1.247cm" svg:height="1.194cm" svg:x="7.091cm" svg:y="6.915cm">
          <draw:text-box>
            <text:p text:style-name="P5"><text:span text:style-name="T1">V</text:span><text:span text:style-name="T2">a</text:span></text:p>
          </draw:text-box>
        </draw:frame>
        <draw:frame draw:style-name="gr8" draw:text-style-name="P6" draw:layer="layout" svg:width="3.361cm" svg:height="1.194cm" svg:x="20.889cm" svg:y="7.931cm">
          <draw:text-box>
            <text:p text:style-name="P5"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9" draw:text-style-name="P1" draw:layer="layout" svg:width="2.38cm" svg:height="2.759cm" svg:x="18.949cm" svg:y="6.1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4" draw:layer="layout" svg:x1="20.136cm" svg:y1="6.937cm" svg:x2="20.136cm" svg:y2="8.293cm">
            <text:p/>
          </draw:line>
        </draw:g>
        <draw:custom-shape draw:style-name="gr11" draw:text-style-name="P3" xml:id="id5" draw:id="id5" draw:layer="layout" svg:width="2.38cm" svg:height="2.759cm" svg:x="13.927cm" svg:y="10.465cm">
          <text:p text:style-name="P2"><text:span text:style-name="T3">+</text:span></text:p>
          <text:p text:style-name="P2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6" draw:layer="layout" svg:width="3.501cm" svg:height="1.194cm" svg:x="15.498cm" svg:y="12.781cm">
          <draw:text-box>
            <text:p text:style-name="P5"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3" draw:text-style-name="P7" draw:layer="layout" svg:x1="13.284cm" svg:y1="9.614cm" svg:x2="15.117cm" svg:y2="10.465cm" draw:start-shape="id3" draw:start-glue-point="1" draw:end-shape="id5" draw:end-glue-point="4" svg:d="M13284 9614h1833v851" svg:viewBox="0 0 1834 852">
          <text:p/>
        </draw:connector>
        <draw:connector draw:style-name="gr3" draw:text-style-name="P7" draw:layer="layout" svg:x1="13.284cm" svg:y1="5.432cm" svg:x2="15.091cm" svg:y2="6.458cm" draw:start-shape="id1" draw:start-glue-point="1" draw:end-shape="id7" draw:end-glue-point="1" svg:d="M13284 5432h1807v1026" svg:viewBox="0 0 1808 1027">
          <text:p/>
        </draw:connector>
        <draw:connector draw:style-name="gr3" draw:text-style-name="P7" draw:layer="layout" svg:x1="18.7cm" svg:y1="9.614cm" svg:x2="20.154cm" svg:y2="10.792cm" draw:start-shape="id6" draw:start-glue-point="1" draw:end-shape="id4" draw:end-glue-point="0" svg:d="M18700 9614h1454v1178" svg:viewBox="0 0 1455 1179">
          <text:p/>
        </draw:connector>
        <draw:connector draw:style-name="gr3" draw:text-style-name="P7" draw:layer="layout" svg:x1="18.59cm" svg:y1="5.432cm" svg:x2="20.139cm" svg:y2="6.136cm" draw:start-shape="id8" draw:start-glue-point="1" draw:end-shape="id9" draw:end-glue-point="0" svg:d="M18590 5432h1549v704" svg:viewBox="0 0 1550 705">
          <text:p/>
        </draw:connector>
        <draw:connector draw:style-name="gr3" draw:text-style-name="P7" draw:layer="layout" svg:x1="20.139cm" svg:y1="8.895cm" svg:x2="20.154cm" svg:y2="10.792cm" draw:start-shape="id9" draw:start-glue-point="2" draw:end-shape="id4" draw:end-glue-point="0" svg:d="M20139 8895v948h15v949" svg:viewBox="0 0 16 1898">
          <text:p/>
        </draw:connector>
        <draw:custom-shape draw:style-name="gr1" draw:text-style-name="P1" xml:id="id10" draw:id="id10" draw:layer="layout" svg:width="1.852cm" svg:height="0.591cm" svg:x="11.431cm" svg:y="13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1.796cm" svg:height="0.609cm" draw:transform="rotate (1.5707963267949) translate (9.295cm 12.66cm)">
          <text:p/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13.283cm" svg:y1="14.01cm" svg:x2="15.117cm" svg:y2="13.224cm" draw:start-shape="id10" draw:start-glue-point="1" draw:end-shape="id5" draw:end-glue-point="6" svg:d="M13283 14010h1834v-786" svg:viewBox="0 0 1835 787">
          <text:p/>
        </draw:connector>
        <draw:connector draw:style-name="gr3" draw:text-style-name="P7" draw:layer="layout" svg:x1="9.599cm" svg:y1="10.864cm" svg:x2="11.432cm" svg:y2="9.614cm" draw:start-shape="id11" draw:start-glue-point="1" draw:end-shape="id3" draw:end-glue-point="3" svg:d="M9599 10864v-1250h1833" svg:viewBox="0 0 1834 1251">
          <text:p/>
        </draw:connector>
        <draw:connector draw:style-name="gr3" draw:text-style-name="P7" draw:layer="layout" svg:x1="9.599cm" svg:y1="12.66cm" svg:x2="11.431cm" svg:y2="14.01cm" draw:start-shape="id11" draw:start-glue-point="3" draw:end-shape="id10" draw:end-glue-point="3" svg:d="M9599 12660v1350h1832" svg:viewBox="0 0 1833 1351">
          <text:p/>
        </draw:connector>
        <draw:frame draw:style-name="gr13" draw:text-style-name="P6" draw:layer="layout" svg:width="2.388cm" svg:height="1.194cm" svg:x="21.221cm" svg:y="12.112cm">
          <draw:text-box>
            <text:p text:style-name="P5"><text:span text:style-name="T3">I</text:span><text:span text:style-name="T4">d</text:span></text:p>
          </draw:text-box>
        </draw:frame>
        <draw:frame draw:style-name="gr14" draw:text-style-name="P8" draw:layer="layout" svg:width="1.284cm" svg:height="1.194cm" svg:x="11.838cm" svg:y="5.728cm">
          <draw:text-box>
            <text:p text:style-name="P5">R<text:span text:style-name="T7">1</text:span></text:p>
          </draw:text-box>
        </draw:frame>
        <draw:frame draw:style-name="gr14" draw:text-style-name="P8" draw:layer="layout" svg:width="1.284cm" svg:height="1.194cm" svg:x="11.813cm" svg:y="14.306cm">
          <draw:text-box>
            <text:p text:style-name="P5">R<text:span text:style-name="T7">7</text:span></text:p>
          </draw:text-box>
        </draw:frame>
        <draw:frame draw:style-name="gr14" draw:text-style-name="P8" draw:layer="layout" svg:width="1.284cm" svg:height="1.194cm" svg:x="17.195cm" svg:y="9.91cm">
          <draw:text-box>
            <text:p text:style-name="P5">R<text:span text:style-name="T7">5</text:span></text:p>
          </draw:text-box>
        </draw:frame>
        <draw:frame draw:style-name="gr15" draw:text-style-name="P8" draw:layer="layout" svg:width="1.284cm" svg:height="1.194cm" svg:x="11.761cm" svg:y="9.91cm">
          <draw:text-box>
            <text:p text:style-name="P5">R<text:span text:style-name="T7">4</text:span></text:p>
          </draw:text-box>
        </draw:frame>
        <draw:frame draw:style-name="gr14" draw:text-style-name="P8" draw:layer="layout" svg:width="1.284cm" svg:height="1.194cm" svg:x="15.255cm" svg:y="7.034cm">
          <draw:text-box>
            <text:p text:style-name="P5">R<text:span text:style-name="T7">3</text:span></text:p>
          </draw:text-box>
        </draw:frame>
        <draw:frame draw:style-name="gr14" draw:text-style-name="P8" draw:layer="layout" svg:width="1.284cm" svg:height="1.194cm" svg:x="17.092cm" svg:y="5.728cm">
          <draw:text-box>
            <text:p text:style-name="P5">R<text:span text:style-name="T7">2</text:span></text:p>
          </draw:text-box>
        </draw:frame>
        <draw:frame draw:style-name="gr14" draw:text-style-name="P8" draw:layer="layout" svg:width="1.284cm" svg:height="1.194cm" svg:x="8.011cm" svg:y="11.126cm">
          <draw:text-box>
            <text:p text:style-name="P5">R<text:span text:style-name="T7">6</text:span></text:p>
          </draw:text-box>
        </draw:frame>
        <draw:custom-shape draw:style-name="gr16" draw:text-style-name="P7" draw:layer="layout" svg:width="0.259cm" svg:height="0.277cm" svg:x="14.978cm" svg:y="9.5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7" draw:layer="layout" svg:width="0.259cm" svg:height="0.277cm" svg:x="19.953cm" svg:y="9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59cm" svg:height="0.277cm" svg:x="14.979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59cm" svg:height="0.277cm" svg:x="14.979cm" svg:y="5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59cm" svg:height="0.277cm" svg:x="9.453cm" svg:y="9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1.247cm" svg:height="2.719cm" svg:x="13.681cm" svg:y="6.171cm">
          <draw:text-box>
            <text:p text:style-name="P5">+</text:p>
            <text:p text:style-name="P5">V<text:span text:style-name="T7">b</text:span></text:p>
            <text:p text:style-name="P5">-</text:p>
          </draw:text-box>
        </draw:frame>
        <draw:line draw:style-name="gr18" draw:text-style-name="P9" draw:layer="layout" svg:x1="10.312cm" svg:y1="10.864cm" svg:x2="10.312cm" svg:y2="12.887cm">
          <text:p/>
        </draw:line>
        <draw:frame draw:style-name="gr19" draw:text-style-name="P10" draw:layer="layout" svg:width="0.957cm" svg:height="1.196cm" svg:x="10.138cm" svg:y="11.131cm">
          <draw:text-box>
            <text:p text:style-name="P5"><text:span text:style-name="T5">I</text:span><text:span text:style-name="T6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1T14:50:52.058653063</meta:creation-date>
    <dc:date>2021-03-21T15:05:14.412544555</dc:date>
    <meta:editing-duration>PT14M24S</meta:editing-duration>
    <meta:editing-cycles>2</meta:editing-cycles>
    <meta:generator>LibreOffice/7.0.3.1$Linux_X86_64 LibreOffice_project/00$Build-1</meta:generator>
    <meta:document-statistic meta:object-count="48"/>
  </office:meta>
</office:document-meta>
</file>